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6.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3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énario utilisateur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print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Temps réel</text:p>
          </table:table-cell>
          <table:table-cell table:number-columns-repeated="2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'utilisateur écrit du code dans un éditeu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'utilisateur écrit du code dans un éditeur intégré</text:p>
          </table:table-cell>
          <table:table-cell office:value-type="string" calcext:value-type="string">
            <text:p>20h</text:p>
          </table:table-cell>
          <table:table-cell office:value-type="float" office:value="5" calcext:value-type="float">
            <text:p>5</text:p>
          </table:table-cell>
          <table:table-cell table:number-columns-repeated="25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'utilisateur importe du code dans le logiciel</text:p>
          </table:table-cell>
          <table:table-cell office:value-type="float" office:value="1100" calcext:value-type="float">
            <text:p>1100</text:p>
          </table:table-cell>
          <table:table-cell table:style-name="ce3" office:value-type="string" calcext:value-type="string">
            <text:p>Importer du code Stibbons depuis un fichier, vérifier que le code obtenu est bien identique à celui du fichier.</text:p>
          </table:table-cell>
          <table:table-cell table:style-name="ce3" office:value-type="string" calcext:value-type="string">
            <text:p>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h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'utilisateur visualise les rapports d'erreurs du cod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xécuter pd 50 et constater une erreur.</text:p>
          </table:table-cell>
          <table:table-cell office:value-type="string" calcext:value-type="string">
            <text:p>8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8h</text:p>
          </table:table-cell>
          <table:table-cell table:number-columns-repeated="24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'utilisateur visualise l'évolution du modèle</text:p>
          </table:table-cell>
          <table:table-cell office:value-type="float" office:value="1400" calcext:value-type="float">
            <text:p>1400</text:p>
          </table:table-cell>
          <table:table-cell table:style-name="ce3" office:value-type="string" calcext:value-type="string">
            <text:p>Vérifier que l'interprétation d'instructions données fait bien évoluer comme prévu la tortue dans son environnement.</text:p>
          </table:table-cell>
          <table:table-cell table:style-name="ce3" office:value-type="string" calcext:value-type="string">
            <text:p>2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70h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'utilisateur modifie la vitesse (pause, pas à pas, parallèle)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aire varier la vitesse et observer le changement dans l'execution des tortues.</text:p>
          </table:table-cell>
          <table:table-cell office:value-type="string" calcext:value-type="string">
            <text:p>12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4h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 « dieu-tortue » interprète le code de l'utilisateur</text:p>
          </table:table-cell>
          <table:table-cell office:value-type="float" office:value="1500" calcext:value-type="float">
            <text:p>1500</text:p>
          </table:table-cell>
          <table:table-cell table:style-name="ce3" office:value-type="string" calcext:value-type="string">
            <text:p>Lancer l'interprétation pour : repeat 4 { fd 1 rt 90 } (suivant syntaxe) ainsi que pour du code avec des erreurs : repat 4 {...} par exemple, ou repeat 4 { fd 1 rt }</text:p>
          </table:table-cell>
          <table:table-cell table:style-name="ce3" office:value-type="string" calcext:value-type="string">
            <text:p>12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2h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'utilisateur crée une nouvelle tortue (avec un code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ncer l'interprétation pour : create-turtle {} et observer une nouvelle tortue apparaître dans l'interface graphique.</text:p>
          </table:table-cell>
          <table:table-cell office:value-type="string" calcext:value-type="string">
            <text:p>7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4h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tortues s'exécutent en parallèles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Lancer l'interprétation pour deux tortues d'un bout de code et observer l'exécution parallèle via des écritures dans le terminal (Je suis tortue 1 et Je suis tortue 2 par exemple)</text:p>
          </table:table-cell>
          <table:table-cell office:value-type="string" calcext:value-type="string">
            <text:p>42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40h</text:p>
          </table:table-cell>
          <table:table-cell table:number-columns-repeated="248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Les tortues communiquent directement entre ell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crire send(t,''Je suis là'') avec t une tortue qui a pour code : m = recv() if (m == ''Je suis là'') fd 50 et observer la tortue avancer</text:p>
          </table:table-cell>
          <table:table-cell office:value-type="string" calcext:value-type="string">
            <text:p>3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6h</text:p>
          </table:table-cell>
          <table:table-cell table:number-columns-repeated="248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Une tortue se déplace dans l'environnement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criture d'instructions simples : repeat 4 { fd 1 rt 90 } (suivant syntaxe) - Renvoi de la position de la tortue après chaque deplacement : where_am_i(); (suivant syntaxe)</text:p>
          </table:table-cell>
          <table:table-cell table:style-name="ce3" office:value-type="string" calcext:value-type="string">
            <text:p>16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4h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s tortues communiquent avec les zones de l'environn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crire if(zone.color == red) { color = blue } sur une zone de couleur rouge et observer la tortue changer de couleur.</text:p>
          </table:table-cell>
          <table:table-cell office:value-type="string" calcext:value-type="string">
            <text:p>3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2h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utilisateur exporte le cod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'utilisateur sauvegarde son code dans un fichier externe</text:p>
          </table:table-cell>
          <table:table-cell office:value-type="string" calcext:value-type="string">
            <text:p>1h</text:p>
          </table:table-cell>
          <table:table-cell office:value-type="float" office:value="5" calcext:value-type="float">
            <text:p>5</text:p>
          </table:table-cell>
          <table:table-cell table:number-columns-repeated="2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utilisateur exporte le modè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uvegarder le modèle et observer les données en sortie (JSON )</text:p>
          </table:table-cell>
          <table:table-cell office:value-type="string" calcext:value-type="string">
            <text:p>30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2h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'utilisateur ajoute une entrée</text:p>
          </table:table-cell>
          <table:table-cell office:value-type="float" office:value="100" calcext:value-type="float">
            <text:p>100</text:p>
          </table:table-cell>
          <table:table-cell table:number-columns-repeated="2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'utilisateur remet à zéro l'environn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mettre à zéro après une exécution et observer que le monde est vierge.</text:p>
          </table:table-cell>
          <table:table-cell office:value-type="string" calcext:value-type="string">
            <text:p>20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3h</text:p>
          </table:table-cell>
          <table:table-cell table:number-columns-repeated="248"/>
        </table:table-row>
        <table:table-row table:style-name="ro7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L'utilisateur utilise des variables dans le code</text:p>
          </table:table-cell>
          <table:table-cell table:style-name="Default" office:value-type="float" office:value="1275" calcext:value-type="float">
            <text:p>1275</text:p>
          </table:table-cell>
          <table:table-cell office:value-type="string" calcext:value-type="string">
            <text:p>Ecrire a = 90 fd a et observer la tortue qui avance.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h</text:p>
          </table:table-cell>
          <table:table-cell table:number-columns-repeated="248"/>
        </table:table-row>
        <table:table-row table:style-name="ro7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L'utilisateur définit des fonctions personnalisées dans le code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string" calcext:value-type="string">
            <text:p>Ecrire function f () { fd 90 } f () et observer la tortue qui avance.</text:p>
          </table:table-cell>
          <table:table-cell office:value-type="string" calcext:value-type="string">
            <text:p>2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1h</text:p>
          </table:table-cell>
          <table:table-cell table:number-columns-repeated="248"/>
        </table:table-row>
        <table:table-row table:style-name="ro7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Les tortues communiquent via l'environnement</text:p>
          </table:table-cell>
          <table:table-cell table:style-name="Default" office:value-type="float" office:value="950" calcext:value-type="float">
            <text:p>950</text:p>
          </table:table-cell>
          <table:table-cell office:value-type="string" calcext:value-type="string">
            <text:p>Ecrire broadcast(20,''Je suis là'') et dans une autre tortue dans le rayon avec le code m = recv() if (m == ''Je suis là'') fd 50 et observer la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h</text:p>
          </table:table-cell>
          <table:table-cell table:number-columns-repeated="248"/>
        </table:table-row>
        <table:table-row table:style-name="ro7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L'utilisateur utilise des conditionnelles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Ecrire if(false) { fd 90 } et observer que la tortue ne bouge pas. Refaire le même test avec if(true) et observer que la tortue bouge.</text:p>
          </table:table-cell>
          <table:table-cell office:value-type="string" calcext:value-type="string">
            <text:p>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  <table:table-row table:style-name="ro8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L'utilisateur utilise des boucles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string" calcext:value-type="string">
            <text:p>Ecrire pd repeat 4 { fd 40 rt 90 } et observer que la tortue dessine un carré.</text:p>
          </table:table-cell>
          <table:table-cell office:value-type="string" calcext:value-type="string">
            <text:p>7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  <table:table-row table:style-name="ro8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L'utilisateur définit des fonctions avec paramètres</text:p>
          </table:table-cell>
          <table:table-cell table:style-name="Default" office:value-type="float" office:value="1225" calcext:value-type="float">
            <text:p>1225</text:p>
          </table:table-cell>
          <table:table-cell table:style-name="Default" office:value-type="string" calcext:value-type="string">
            <text:p>Ecrire function f(a) { fd a } f(90) et observer la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6h</text:p>
          </table:table-cell>
          <table:table-cell table:number-columns-repeated="248"/>
        </table:table-row>
        <table:table-row table:style-name="ro8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L'utilisateur instancie des agents avec paramètres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string" calcext:value-type="string">
            <text:p>Ecrire agent wolf (a) { fd a } new wolf (50) et observer la nouvelle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6h</text:p>
          </table:table-cell>
          <table:table-cell table:number-columns-repeated="248"/>
        </table:table-row>
        <table:table-row table:style-name="ro8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L'utilisateur modifie la couleur d'un agent (tortue ou zone)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string" calcext:value-type="string">
            <text:p>Ecrire new agent { color = red } et observer la nouvelle tortue rouge.</text:p>
          </table:table-cell>
          <table:table-cell office:value-type="string" calcext:value-type="string">
            <text:p>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h</text:p>
          </table:table-cell>
          <table:table-cell table:number-columns-repeated="248"/>
        </table:table-row>
        <table:table-row table:style-name="ro8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La tortue accède aux données de son paren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Taper parent.color= blue et observer le parent devenir bleu</text:p>
          </table:table-cell>
          <table:table-cell office:value-type="string" calcext:value-type="string">
            <text:p>1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h</text:p>
          </table:table-cell>
          <table:table-cell table:number-columns-repeated="248"/>
        </table:table-row>
        <table:table-row table:style-name="ro8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L'utilisateur peut stocker des valeurs dans une table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office:value-type="string" calcext:value-type="string">
            <text:p>On stocke le retour dans t= {1,2}</text:p>
          </table:table-cell>
          <table:table-cell office:value-type="string" calcext:value-type="string">
            <text:p>10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9h</text:p>
          </table:table-cell>
          <table:table-cell table:number-columns-repeated="248"/>
        </table:table-row>
        <table:table-row table:style-name="ro8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L'utilisateur parcours un tableau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office:value-type="string" calcext:value-type="string">
            <text:p>Faire foreach(f : {1,2}) println(f) </text:p>
          </table:table-cell>
          <table:table-cell office:value-type="string" calcext:value-type="string">
            <text:p>4h</text:p>
          </table:table-cell>
          <table:table-cell office:value-type="float" office:value="5" calcext:value-type="float">
            <text:p>5</text:p>
          </table:table-cell>
          <table:table-cell table:number-columns-repeated="250"/>
        </table:table-row>
        <table:table-row table:style-name="ro8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'utilisateur lance l'application sans interface graphique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Lancer l'application et regarder les fichiers d'exportations</text:p>
          </table:table-cell>
          <table:table-cell office:value-type="string" calcext:value-type="string">
            <text:p>16h</text:p>
          </table:table-cell>
          <table:table-cell office:value-type="float" office:value="5" calcext:value-type="float">
            <text:p>5</text:p>
          </table:table-cell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5:10:46.311731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4T16:15:06.003934684</dc:date>
    <dc:creator>Julia </dc:creator>
    <meta:editing-duration>PT31M28S</meta:editing-duration>
    <meta:editing-cycles>9</meta:editing-cycles>
    <meta:generator>LibreOffice/4.2.7.2$Linux_X86_64 LibreOffice_project/420m0$Build-2</meta:generator>
    <meta:document-statistic meta:table-count="1" meta:cell-count="211" meta:object-count="0"/>
  </office:meta>
</office:document-meta>
</file>